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6"/>
    <style:style style:name="P3" style:family="paragraph" style:parent-style-name="Standard" style:list-style-name="L8"/>
    <style:style style:name="P4" style:family="paragraph" style:parent-style-name="Standard" style:list-style-name="L10"/>
    <style:style style:name="P5" style:family="paragraph" style:parent-style-name="Standard" style:list-style-name="L11"/>
    <style:style style:name="P6" style:family="paragraph" style:parent-style-name="Standard">
      <style:paragraph-properties fo:margin-left="0in" fo:margin-right="-0.5in" fo:text-indent="-0.5in" style:auto-text-indent="false"/>
    </style:style>
    <style:style style:name="P7" style:family="paragraph" style:parent-style-name="Standard">
      <style:paragraph-properties fo:margin-left="0in" fo:margin-right="-0.5in" fo:text-indent="0in" style:auto-text-indent="false"/>
    </style:style>
    <style:style style:name="P8" style:family="paragraph" style:parent-style-name="Title" style:master-page-name="Standard">
      <style:paragraph-properties style:page-number="auto"/>
    </style:style>
    <style:style style:name="T1" style:family="text">
      <style:text-properties fo:font-size="11pt" style:font-size-asian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Review Sheet for Exam # 1</text:span></text:p>
      <text:p text:style-name="P6"/>
      <text:h text:style-name="Heading_20_1" text:outline-level="1">Basic sky observations</text:h>
      <text:list xml:id="list6773517705474711829" text:style-name="L11">
        <text:list-item>
          <text:p text:style-name="P5">Daily motion of Sun, stars and planets from E to W due to Earth’s rotation.</text:p>
        </text:list-item>
        <text:list-item>
          <text:p text:style-name="P5">Stars fixed relative to one another; sun and planets on (close to) ecliptic (not moon).</text:p>
        </text:list-item>
        <text:list-item>
          <text:p text:style-name="P5">Planets both normal motion and retrograde motion.</text:p>
        </text:list-item>
        <text:list-item>
          <text:p text:style-name="P5">Seasonal cycles due to tilt of Earth’s axis, effects of sunlight angle. Equinoxes, solstices.</text:p>
        </text:list-item>
        <text:list-item>
          <text:p text:style-name="P5">Phases of the moon, and why there is no dark side of the moon. Lunar rotation = lunar revolution period.</text:p>
        </text:list-item>
        <text:list-item>
          <text:p text:style-name="P5">Why eclipses are rare (why they don’t happen every month).</text:p>
        </text:list-item>
      </text:list>
      <text:p text:style-name="P7"/>
      <text:h text:style-name="Heading_20_1" text:outline-level="1">Historical views of the solar system</text:h>
      <text:list xml:id="list1737288510770138023" text:style-name="L6">
        <text:list-item>
          <text:p text:style-name="P2">Aristotle: arguments that the Earth is round; state of motion.</text:p>
        </text:list-item>
        <text:list-item>
          <text:p text:style-name="P2">Ptolemy: geocentric system using epicycles to explain retrograde motion.</text:p>
        </text:list-item>
        <text:list-item>
          <text:p text:style-name="P2">Copernicus: heliocentric system.</text:p>
        </text:list-item>
        <text:list-item>
          <text:p text:style-name="P2">Galileo telescopic observations in support of Corpernican view (but wrong explanation for tides)</text:p>
        </text:list-item>
        <text:list-item>
          <text:p text:style-name="P2">Tycho Brahe: systematic observations of planetary positions.</text:p>
        </text:list-item>
        <text:list-item>
          <text:p text:style-name="P2">Kepler: employed observations to arrive at Kepler’s three laws.</text:p>
        </text:list-item>
        <text:list-item>
          <text:p text:style-name="P2">Newton: Three laws, plus law of gravity. Inverse square law. Different orbits (crash/orbit/escape). Idealization of force free environment.</text:p>
        </text:list-item>
      </text:list>
      <text:p text:style-name="P7"/>
      <text:h text:style-name="Heading_20_1" text:outline-level="1">Scientific Method: predictions confronted by observations</text:h>
      <text:list xml:id="list2863327776847459888" text:style-name="L5">
        <text:list-item>
          <text:p text:style-name="P1">Models must:</text:p>
        </text:list-item>
        <text:list-item>
          <text:p text:style-name="P1">Fit data</text:p>
        </text:list-item>
        <text:list-item>
          <text:p text:style-name="P1">Make testable predictions/be disprovable (you can’t prove right but you can prove wrong!)</text:p>
        </text:list-item>
        <text:list-item>
          <text:p text:style-name="P1">Be only as complicated as they need to be (e.g. Occam’s razor)</text:p>
        </text:list-item>
        <text:list-item>
          <text:p text:style-name="P1">Science as a method: What science is and is not.</text:p>
        </text:list-item>
      </text:list>
      <text:p text:style-name="P7"/>
      <text:h text:style-name="Heading_20_1" text:outline-level="1">Important concepts:</text:h>
      <text:list xml:id="list1902702268576235985" text:style-name="L8">
        <text:list-item>
          <text:p text:style-name="P3">Mass, volume, density.</text:p>
        </text:list-item>
        <text:list-item>
          <text:p text:style-name="P3">Law of gravity.</text:p>
        </text:list-item>
        <text:list-item>
          <text:p text:style-name="P3">Angular momentum (simplified version).</text:p>
        </text:list-item>
        <text:list-item>
          <text:p text:style-name="P3">Tides. Why they happen. What are the consequences.</text:p>
        </text:list-item>
      </text:list>
      <text:p text:style-name="P7"/>
      <text:h text:style-name="Heading_20_1" text:outline-level="1"><text:soft-page-break/>Radiation and Spectra. Information from the stars.</text:h>
      <text:list xml:id="list7483037283550844826" text:style-name="L10">
        <text:list-item>
          <text:p text:style-name="P4">Wave-like properties of light – wavelength, frequency, speed of light</text:p>
        </text:list-item>
        <text:list-item>
          <text:p text:style-name="P4">The electromagnetic spectrum. Gamma rays, x-rays, UV, visible, infrared and radio.</text:p>
        </text:list-item>
        <text:list-item>
          <text:p text:style-name="P4">Particle-like properties of light. Photons. Relation between frequency and energy.</text:p>
        </text:list-item>
        <text:list-item>
          <text:p text:style-name="P4">Radiation laws. Blackbody radiation, Wien’s law and Stefan-Boltzmann Law and the Kelvin temperature scale.</text:p>
        </text:list-item>
        <text:list-item>
          <text:p text:style-name="P4">Structure of atoms and energy levels</text:p>
        </text:list-item>
        <text:list-item>
          <text:p text:style-name="P4">Spectroscopy. The study of the information contained in light.</text:p>
        </text:list-item>
        <text:list-item>
          <text:p text:style-name="P4">Continuous spectrum. Emission at all wavelengths</text:p>
        </text:list-item>
        <text:list-item>
          <text:p text:style-name="P4">Absorption line spectrum. Dark lines missing from continuous spectrum.</text:p>
        </text:list-item>
        <text:list-item>
          <text:p text:style-name="P4">Emission line spectrum. Bright lines emitted by hot, low density gas.</text:p>
        </text:list-item>
        <text:list-item>
          <text:p text:style-name="P4">Doppler effect.</text:p>
        </text:list-item>
        <text:list-item>
          <text:p text:style-name="P4">How brightness decreases with distance. The inverse square la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1.25in" fo:margin-right="1.2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6-09-10T22:10:00</meta:creation-date>
    <dc:date>2015-08-30T16:39:08.684110227</dc:date>
    <meta:editing-cycles>8</meta:editing-cycles>
    <meta:editing-duration>PT45M41S</meta:editing-duration>
    <meta:generator>LibreOffice/5.0.1.2.0$Linux_X86_64 LibreOffice_project/00m0$Build-2</meta:generator>
    <meta:document-statistic meta:table-count="0" meta:image-count="0" meta:object-count="0" meta:page-count="2" meta:paragraph-count="39" meta:word-count="366" meta:character-count="2278" meta:non-whitespace-character-count="1983"/>
  </office:meta>
</office:document-meta>
</file>